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œu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6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3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2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6</text:p>
          </table:table-cell>
          <table:table-cell table:number-columns-repeated="2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6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13:28:08.075933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3:11:26.844217144</meta:creation-date>
    <dc:date>2015-06-20T13:29:06.936792237</dc:date>
    <meta:editing-duration>PT4M24S</meta:editing-duration>
    <meta:editing-cycles>2</meta:editing-cycles>
    <meta:generator>LibreOffice/4.3.7.2$Linux_X86_64 LibreOffice_project/430m0$Build-2</meta:generator>
    <meta:document-statistic meta:table-count="1" meta:cell-count="25" meta:object-count="0"/>
  </office:meta>
</office:document-meta>
</file>